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2.2917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7188in"/>
    </style:style>
    <style:style style:name="Table1.D" style:family="table-column">
      <style:table-column-properties style:column-width="1.725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24296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ab" officeooo:paragraph-rsid="002f0aab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2f0aab" officeooo:paragraph-rsid="002f0aab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2f1601" officeooo:paragraph-rsid="002f160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24296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92ef" officeooo:paragraph-rsid="002f160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24296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1601" officeooo:paragraph-rsid="002f160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bold" officeooo:rsid="00253e7e" officeooo:paragraph-rsid="002592ef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2pt" officeooo:rsid="002f0aab" officeooo:paragraph-rsid="002f0aa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2pt" officeooo:rsid="002f1601" officeooo:paragraph-rsid="002f160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weight="normal" officeooo:rsid="002f0aab" officeooo:paragraph-rsid="002f0aa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weight="normal" officeooo:rsid="002f1601" officeooo:paragraph-rsid="002f1601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0aab" officeooo:paragraph-rsid="002f0aab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0aab" officeooo:paragraph-rsid="002f0aab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0aab" officeooo:paragraph-rsid="002f1601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592ef" officeooo:paragraph-rsid="002f0aab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1601" officeooo:paragraph-rsid="002f1601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42966" officeooo:paragraph-rsid="002862c9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42966" officeooo:paragraph-rsid="0029f19e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9f19e" officeooo:paragraph-rsid="002f0aab" style:font-size-asian="12pt" style:font-weight-asian="normal" style:font-size-complex="12pt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2d1017" officeooo:paragraph-rsid="002d1017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2f0aab" officeooo:paragraph-rsid="002f0aab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1ff0e4" style:font-size-asian="12pt" style:font-weight-asian="bold" style:font-size-complex="12pt" style:font-weight-complex="bold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592ef" officeooo:paragraph-rsid="002f0aa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DejaVu Sans Condensed" officeooo:paragraph-rsid="002592ef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DejaVu Sans Condensed" officeooo:paragraph-rsid="002f0aab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DejaVu Sans Condensed" officeooo:paragraph-rsid="00242966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DejaVu Sans Condensed" officeooo:paragraph-rsid="00242966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DejaVu Sans Condensed" officeooo:paragraph-rsid="00242966"/>
    </style:style>
    <style:style style:name="P43" style:family="paragraph" style:parent-style-name="Standard" style:list-style-name="L6">
      <style:paragraph-properties fo:text-align="start" style:justify-single-word="false"/>
      <style:text-properties style:font-name="DejaVu Sans Condensed" officeooo:paragraph-rsid="0029f19e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DejaVu Sans Condensed" officeooo:paragraph-rsid="0029f19e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DejaVu Sans Condensed" officeooo:paragraph-rsid="0029f19e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DejaVu Sans Condensed" officeooo:rsid="002f0aab" officeooo:paragraph-rsid="002f0aab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DejaVu Sans Condensed" officeooo:rsid="002862c9" officeooo:paragraph-rsid="002862c9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DejaVu Sans Condensed" officeooo:rsid="0026c8ad" officeooo:paragraph-rsid="0026c8ad"/>
    </style:style>
    <style:style style:name="P49" style:family="paragraph" style:parent-style-name="Standard">
      <style:paragraph-properties fo:text-align="start" style:justify-single-word="false"/>
      <style:text-properties style:font-name="DejaVu Sans Condensed" fo:font-weight="bold" officeooo:rsid="002f0aab" officeooo:paragraph-rsid="002f0aab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ejaVu Sans Condensed" fo:font-weight="bold" officeooo:rsid="002f1601" officeooo:paragraph-rsid="002f160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62c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92ef" style:font-weight-asian="normal" style:font-weight-complex="normal"/>
    </style:style>
    <style:style style:name="T5" style:family="text">
      <style:text-properties fo:font-weight="normal" officeooo:rsid="0026c8ad" style:font-weight-asian="normal" style:font-weight-complex="normal"/>
    </style:style>
    <style:style style:name="T6" style:family="text">
      <style:text-properties fo:font-weight="normal" officeooo:rsid="002862c9" style:font-weight-asian="normal" style:font-weight-complex="normal"/>
    </style:style>
    <style:style style:name="T7" style:family="text">
      <style:text-properties officeooo:rsid="0026c8ad"/>
    </style:style>
    <style:style style:name="T8" style:family="text">
      <style:text-properties officeooo:rsid="002862c9"/>
    </style:style>
    <style:style style:name="T9" style:family="text">
      <style:text-properties officeooo:rsid="0029f19e"/>
    </style:style>
    <style:style style:name="T10" style:family="text">
      <style:text-properties officeooo:rsid="002f0aab"/>
    </style:style>
    <style:style style:name="T11" style:family="text">
      <style:text-properties officeooo:rsid="00253e7e"/>
    </style:style>
    <style:style style:name="T12" style:family="text">
      <style:text-properties fo:font-size="12pt" fo:font-weight="bold" officeooo:rsid="002996f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e844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592ef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6c8a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42966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f0aa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9f19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862c9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fe2ad" style:font-size-asian="12pt" style:font-weight-asian="bold" style:font-size-complex="12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592e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6c8ad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42966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f0aab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862c9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9f19e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f1601" style:font-size-asian="12pt" style:font-weight-asian="normal" style:font-size-complex="12pt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29f19e" style:font-size-asian="12pt" style:font-size-complex="12pt"/>
    </style:style>
    <style:style style:name="T35" style:family="text">
      <style:text-properties officeooo:rsid="002f16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5</text:span><text:span text:style-name="T13">0</text:span><text:span text:style-name="T23">0</text:span><text:span text:style-name="T14"> - </text:span><text:span text:style-name="T15">A/G</text:span><text:span text:style-name="T16"> - </text:span><text:span text:style-name="T23">Stores list</text:span></text:p>
      <text:p text:style-name="P3"/>
      <text:p text:style-name="P5">Stores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Ammo</text:p>
          </table:table-cell>
          <table:table-cell table:style-name="Table1.A1" office:value-type="string">
            <text:p text:style-name="P6">Weight</text:p>
          </table:table-cell>
          <table:table-cell table:style-name="Table1.D1" office:value-type="string">
            <text:p text:style-name="P6">Notes</text:p>
          </table:table-cell>
        </table:table-row>
        <table:table-row>
          <table:table-cell table:style-name="Table1.A2" office:value-type="string">
            <text:p text:style-name="P49">GIAT M621 20 mm cannon</text:p>
          </table:table-cell>
          <table:table-cell table:style-name="Table1.A2" office:value-type="string">
            <text:p text:style-name="P16">240 rnds</text:p>
          </table:table-cell>
          <table:table-cell table:style-name="Table1.A2" office:value-type="string">
            <text:p text:style-name="P16">284 lbs</text:p>
          </table:table-cell>
          <table:table-cell table:style-name="Table1.D2" office:value-type="string">
            <text:p text:style-name="P16">left pylon only</text:p>
          </table:table-cell>
        </table:table-row>
        <table:table-row>
          <table:table-cell table:style-name="Table1.A2" office:value-type="string">
            <text:p text:style-name="P49"><text:span text:style-name="T33">FN </text:span><text:span text:style-name="T34">H</text:span><text:span text:style-name="T33">MP400 .50 cal gun pod (M3P MG)</text:span></text:p>
          </table:table-cell>
          <table:table-cell table:style-name="Table1.A2" office:value-type="string">
            <text:p text:style-name="P16">100, 200, or 400 rnds</text:p>
          </table:table-cell>
          <table:table-cell table:style-name="Table1.A2" office:value-type="string">
            <text:p text:style-name="P16">223, 247, or 300 lbs</text:p>
          </table:table-cell>
          <table:table-cell table:style-name="Table1.D2" office:value-type="string">
            <text:p text:style-name="P18">left and/or right pylon</text:p>
          </table:table-cell>
        </table:table-row>
        <table:table-row>
          <table:table-cell table:style-name="Table1.A2" office:value-type="string">
            <text:p text:style-name="P49">SNEB 68 mm rockets</text:p>
          </table:table-cell>
          <table:table-cell table:style-name="Table1.A2" office:value-type="string">
            <text:p text:style-name="P16">8 rockets/pod</text:p>
          </table:table-cell>
          <table:table-cell table:style-name="Table1.A2" office:value-type="string">
            <text:p text:style-name="P16">Type 251 HE - 141 lbs</text:p>
            <text:p text:style-name="P16">Type 253 HEAT - 154 lbs</text:p>
            <text:p text:style-name="P16">Type 256 HE/Frag - 176 lbs</text:p>
            <text:p text:style-name="P16">Type 257 HE/Frag <text:span text:style-name="T35">Lg Whd</text:span> - 205 lbs</text:p>
          </table:table-cell>
          <table:table-cell table:style-name="Table1.D2" office:value-type="string">
            <text:p text:style-name="P18">left and/or right pylon</text:p>
          </table:table-cell>
        </table:table-row>
        <table:table-row>
          <table:table-cell table:style-name="Table1.A2" office:value-type="string">
            <text:p text:style-name="P50">HOT3 ATGM (SACLOS)</text:p>
          </table:table-cell>
          <table:table-cell table:style-name="Table1.A2" office:value-type="string">
            <text:p text:style-name="P17">2x or 4x</text:p>
          </table:table-cell>
          <table:table-cell table:style-name="Table1.A2" office:value-type="string">
            <text:p text:style-name="P17">SA342L: 346 or 450 lbs *</text:p>
            <text:p text:style-name="P17">SA342M: 104 lbs or 207 lbs *</text:p>
          </table:table-cell>
          <table:table-cell table:style-name="Table1.D2" office:value-type="string">
            <text:p text:style-name="P19">both pylons only</text:p>
          </table:table-cell>
        </table:table-row>
        <table:table-row>
          <table:table-cell table:style-name="Table1.A2" office:value-type="string">
            <text:p text:style-name="P50">Mistral ATAM (IR guided)</text:p>
          </table:table-cell>
          <table:table-cell table:style-name="Table1.A2" office:value-type="string">
            <text:p text:style-name="P17">2x or 4x</text:p>
          </table:table-cell>
          <table:table-cell table:style-name="Table1.A2" office:value-type="string">
            <text:p text:style-name="P17">437 or 520 lbs</text:p>
          </table:table-cell>
          <table:table-cell table:style-name="Table1.D2" office:value-type="string">
            <text:p text:style-name="P19">both pylons only</text:p>
          </table:table-cell>
        </table:table-row>
      </table:table>
      <text:p text:style-name="P14">* SA342L weight includes pylons, SA342M has pylons permanently mounted so weight is weapons only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0T16:02:48.212000000</dc:date>
    <meta:editing-duration>PT11H52M51S</meta:editing-duration>
    <meta:editing-cycles>3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1" meta:word-count="133" meta:character-count="612" meta:non-whitespace-character-count="510"/>
  </office:meta>
</office:document-meta>
</file>